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4.1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49">
      <style:text-properties fo:font-weight="normal" style:font-weight-asian="normal" style:font-weight-complex="normal"/>
    </style:style>
    <style:style style:name="ce4" style:family="table-cell" style:parent-style-name="Default" style:data-style-name="N49"/>
    <style:style style:name="ce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>
            <text:p>condition i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reaction started on date</text:p>
          </table:table-cell>
          <table:table-cell table:style-name="ce1" office:value-type="string" calcext:value-type="string">
            <text:p>reaction prepared from stock</text:p>
          </table:table-cell>
          <table:table-cell table:style-name="ce1" office:value-type="string" calcext:value-type="string">
            <text:p>nucleoside-phosphate ratio derived from stock</text:p>
          </table:table-cell>
          <table:table-cell table:style-name="ce1" office:value-type="string" calcext:value-type="string">
            <text:p>consolidated pH value @37°C</text:p>
          </table:table-cell>
          <table:table-cell table:style-name="ce1" office:value-type="string" calcext:value-type="string">
            <text:p>spectra measured in campaign</text:p>
          </table:table-cell>
          <table:table-cell table:style-name="ce1" office:value-type="string" calcext:value-type="string">
            <text:p>how much enzyme in uL</text:p>
          </table:table-cell>
          <table:table-cell table:style-name="ce1" office:value-type="string" calcext:value-type="string">
            <text:p>which enzyme</text:p>
          </table:table-cell>
          <table:table-cell table:style-name="ce1" table:number-columns-repeated="16375"/>
        </table:table-row>
        <table:table-row table:style-name="ro1">
          <table:table-cell table:style-name="ce2" table:number-columns-repeated="8"/>
          <table:table-cell/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x27</text:p>
          </table:table-cell>
          <table:table-cell table:style-name="ce2" office:value-type="string" calcext:value-type="string">
            <text:p>Tris buffer; 2:10 nucleoside-phosphate</text:p>
          </table:table-cell>
          <table:table-cell table:style-name="ce3" office:value-type="date" office:date-value="2024-05-14" calcext:value-type="date">
            <text:p>2024-05-14</text:p>
          </table:table-cell>
          <table:table-cell table:style-name="ce2" office:value-type="string" calcext:value-type="string">
            <text:p>prepared by pipetting of reagent stock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RTG5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x28</text:p>
          </table:table-cell>
          <table:table-cell table:style-name="ce2" office:value-type="string" calcext:value-type="string">
            <text:p>Tris buffer; 2:5 nucleoside-phosphate</text:p>
          </table:table-cell>
          <table:table-cell table:style-name="ce3" office:value-type="date" office:date-value="2024-05-14" calcext:value-type="date">
            <text:p>2024-05-14</text:p>
          </table:table-cell>
          <table:table-cell table:style-name="ce2" office:value-type="string" calcext:value-type="string">
            <text:p>prepared by pipetting of reagent stock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RTG6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x29</text:p>
          </table:table-cell>
          <table:table-cell table:style-name="ce2" office:value-type="string" calcext:value-type="string">
            <text:p>Tris buffer</text:p>
          </table:table-cell>
          <table:table-cell table:style-name="ce3" office:value-type="date" office:date-value="2024-08-27" calcext:value-type="date">
            <text:p>2024-08-27</text:p>
          </table:table-cell>
          <table:table-cell table:style-name="ce2" office:value-type="string" calcext:value-type="string">
            <text:p>prepared by pipetting of reagent stock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RTG6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x31</text:p>
          </table:table-cell>
          <table:table-cell table:style-name="ce2"/>
          <table:table-cell table:style-name="ce3" office:value-type="date" office:date-value="2024-08-27" calcext:value-type="date">
            <text:p>2024-08-27</text:p>
          </table:table-cell>
          <table:table-cell table:number-columns-repeated="2" table:style-name="ce2" office:value-type="string" calcext:value-type="string">
            <text:p>x30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string" calcext:value-type="string">
            <text:p>RTG7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x32</text:p>
          </table:table-cell>
          <table:table-cell/>
          <table:table-cell office:value-type="date" office:date-value="2024-09-01" calcext:value-type="date">
            <text:p>2024-09-01</text:p>
          </table:table-cell>
          <table:table-cell table:number-columns-repeated="2"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35</text:p>
          </table:table-cell>
          <table:table-cell office:value-type="string" calcext:value-type="string">
            <text:p>diluted with water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36</text:p>
          </table:table-cell>
          <table:table-cell office:value-type="string" calcext:value-type="string">
            <text:p>0.5 M KCl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x30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RTG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37</text:p>
          </table:table-cell>
          <table:table-cell office:value-type="string" calcext:value-type="string">
            <text:p>diluted with water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38</text:p>
          </table:table-cell>
          <table:table-cell office:value-type="string" calcext:value-type="string">
            <text:p>0.5 M KCl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x30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RTG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1</text:p>
          </table:table-cell>
          <table:table-cell office:value-type="string" calcext:value-type="string">
            <text:p>reaction did not proceed (enzyme inactive at this pH?)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9</text:p>
          </table:table-cell>
          <table:table-cell office:value-type="string" calcext:value-type="string">
            <text:p>x30</text:p>
          </table:table-cell>
          <table:table-cell table:style-name="ce9" office:value-type="float" office:value="5.01" calcext:value-type="float">
            <text:p>5.01</text:p>
          </table:table-cell>
          <table:table-cell office:value-type="string" calcext:value-type="string">
            <text:p>RTG11</text:p>
          </table:table-cell>
          <table:table-cell office:value-type="string" calcext:value-type="string">
            <text:p>6 + 30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2</text:p>
          </table:table-cell>
          <table:table-cell/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40</text:p>
          </table:table-cell>
          <table:table-cell office:value-type="string" calcext:value-type="string">
            <text:p>x30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RTG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5</text:p>
          </table:table-cell>
          <table:table-cell/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x40</text:p>
          </table:table-cell>
          <table:table-cell office:value-type="string" calcext:value-type="string">
            <text:p>x30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RTG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6</text:p>
          </table:table-cell>
          <table:table-cell/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x43</text:p>
          </table:table-cell>
          <table:table-cell office:value-type="string" calcext:value-type="string">
            <text:p>x30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RTG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7</text:p>
          </table:table-cell>
          <table:table-cell/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x30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RTG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0</text:p>
          </table:table-cell>
          <table:table-cell/>
          <table:table-cell office:value-type="date" office:date-value="2024-10-01" calcext:value-type="date">
            <text:p>2024-10-01</text:p>
          </table:table-cell>
          <table:table-cell table:number-columns-repeated="2"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1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x30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2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8</text:p>
          </table:table-cell>
          <table:table-cell office:value-type="string" calcext:value-type="string">
            <text:p>x30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3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8</text:p>
          </table:table-cell>
          <table:table-cell office:value-type="string" calcext:value-type="string">
            <text:p>x30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4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9</text:p>
          </table:table-cell>
          <table:table-cell office:value-type="string" calcext:value-type="string">
            <text:p>x30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5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9</text:p>
          </table:table-cell>
          <table:table-cell office:value-type="string" calcext:value-type="string">
            <text:p>x30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9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x58</text:p>
          </table:table-cell>
          <table:table-cell office:value-type="string" calcext:value-type="string">
            <text:p>x56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62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63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64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65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5.44" calcext:value-type="float">
            <text:p>5.44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66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5.81" calcext:value-type="float">
            <text:p>5.81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67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</table:table>
      <table:named-expressions/>
      <table:database-ranges>
        <table:database-range table:name="__Anonymous_Sheet_DB__0" table:target-range-address="Tabelle1.A1:Tabelle1.G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percentage-style style:name="N13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5:23:52.926666091</meta:creation-date>
    <dc:date>2024-11-23T05:36:18.703163421</dc:date>
    <meta:editing-duration>PT1H37M43S</meta:editing-duration>
    <meta:editing-cycles>10</meta:editing-cycles>
    <meta:generator>LibreOffice/7.4.7.2$Linux_X86_64 LibreOffice_project/40$Build-2</meta:generator>
    <meta:document-statistic meta:table-count="1" meta:cell-count="233" meta:object-count="0"/>
  </office:meta>
</office:document-meta>
</file>